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4.999cm"/>
    </style:style>
    <style:style style:name="co4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1"/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Nerium v1</text:p>
          </table:table-cell>
          <table:table-cell table:style-name="ce4" office:value-type="float" office:value="2024">
            <text:p>202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ual VCA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RESISTORS</text:p>
          </table:table-cell>
          <table:table-cell table:style-name="ce3" office:value-type="string">
            <text:p>VALUE</text:p>
          </table:table-cell>
          <table:table-cell table:style-name="ce4" office:value-type="string">
            <text:p>#</text:p>
          </table:table-cell>
          <table:table-cell table:style-name="ce3"/>
        </table:table-row>
        <table:table-row table:style-name="ro1">
          <table:table-cell office:value-type="string">
            <text:p>r6, r14, r15, r32</text:p>
          </table:table-cell>
          <table:table-cell office:value-type="string">
            <text:p>100r</text:p>
          </table:table-cell>
          <table:table-cell office:value-type="float" office:value="4">
            <text:p>4</text:p>
          </table:table-cell>
          <table:table-cell table:style-name="ce7"/>
        </table:table-row>
        <table:table-row table:style-name="ro1">
          <table:table-cell office:value-type="string">
            <text:p>r10, r27</text:p>
          </table:table-cell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2, r4, r9, r20, r25, r29</text:p>
          </table:table-cell>
          <table:table-cell office:value-type="string">
            <text:p>10k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1, r12, r13, r24, r30, r31</text:p>
          </table:table-cell>
          <table:table-cell office:value-type="string">
            <text:p>20k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7, r21</text:p>
          </table:table-cell>
          <table:table-cell office:value-type="string">
            <text:p>82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3, r5, r8, r11, r16, r17, r18, r19, r22, r23, r26, r28</text:p>
          </table:table-cell>
          <table:table-cell office:value-type="string">
            <text:p>100k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CAPACITORS</text:p>
          </table:table-cell>
          <table:table-cell table:number-columns-repeated="3"/>
        </table:table-row>
        <table:table-row table:style-name="ro1">
          <table:table-cell office:value-type="string">
            <text:p>c1, c2</text:p>
          </table:table-cell>
          <table:table-cell office:value-type="string">
            <text:p>100nF 2.5m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3, c5</text:p>
          </table:table-cell>
          <table:table-cell office:value-type="string">
            <text:p>10uF 25V elco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>
            <text:p>d1, d2</text:p>
          </table:table-cell>
          <table:table-cell office:value-type="string">
            <text:p>1n400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Trimpot</text:p>
          </table:table-cell>
          <table:table-cell table:number-columns-repeated="3"/>
        </table:table-row>
        <table:table-row table:style-name="ro1">
          <table:table-cell office:value-type="string">
            <text:p>vr1, vr2 (zero level adjust)</text:p>
          </table:table-cell>
          <table:table-cell office:value-type="string">
            <text:p>100k trimpot side adjus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IC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TL074 + 14pin sock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TRANSISTOR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q1, q2, q3, q4</text:p>
          </table:table-cell>
          <table:table-cell office:value-type="string">
            <text:p>BC54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>
            <text:p>input1, input2</text:p>
          </table:table-cell>
          <table:table-cell office:value-type="string">
            <text:p>b100K 9mm vertical potme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v1, cv2, in1, in2, out1, out2</text:p>
          </table:table-cell>
          <table:table-cell office:value-type="string">
            <text:p>Thonkiconn jack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V1</text:p>
          </table:table-cell>
          <table:table-cell table:style-name="ce6" office:value-type="string">
            <text:p>10pin shrouded 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unt screws</text:p>
          </table:table-cell>
          <table:table-cell office:value-type="string">
            <text:p>6mm m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ww.reverselandfill.org</text:p>
          </table:table-cell>
          <table:table-cell table:number-columns-repeated="3"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lad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7">27-08-2024</text:date>, <text:time>12:44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4:48:01.98</meta:creation-date>
    <dc:date>2024-08-27T12:44:54.36</dc:date>
    <meta:editing-duration>PT1H20M20S</meta:editing-duration>
    <meta:editing-cycles>6</meta:editing-cycles>
    <meta:generator>OpenOffice/4.1.13$Win32 OpenOffice.org_project/4113m1$Build-9810</meta:generator>
    <meta:print-date>2019-03-05T19:31:29.83</meta:print-date>
    <meta:document-statistic meta:table-count="3" meta:cell-count="61" meta:object-count="0"/>
  </office:meta>
</office:document-meta>
</file>